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left="0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’re very close—but the jump from “datasets” → “XGBoost model” is where most projects fail. The trick is not the algorithm; it’s <text:span text:style-name="Strong_20_Emphasis">how you structure the data and define the prediction problem</text:span>.</text:p>
      <text:p text:style-name="Text_20_body">Let’s turn your exact datasets into a <text:span text:style-name="Strong_20_Emphasis">clear XGBoost modelling pipeline for AgriBrain</text:span>.</text:p>
      <text:p text:style-name="Horizontal_20_Line"/>
      <text:h text:style-name="Heading_20_1" text:outline-level="1">🎯 1. Define ONE clear prediction task</text:h>
      <text:p text:style-name="Text_20_body">Don’t try to predict everything at once.</text:p>
      <text:h text:style-name="Heading_20_3" text:outline-level="3">✅ Best choice for your project:</text:h>
      <text:p text:style-name="Quotations"><text:span text:style-name="Strong_20_Emphasis">Predict market signal (shortage vs surplus)</text:span></text:p>
      <text:p text:style-name="Text_20_body">Why?</text:p>
      <text:list text:style-name="L1">
        <text:list-item>
          <text:p text:style-name="P1">You already have <text:span text:style-name="Source_20_Text">market_signal</text:span> in food balance </text:p>
        </text:list-item>
        <text:list-item>
          <text:p text:style-name="P1">It directly aligns with <text:span text:style-name="Strong_20_Emphasis">AgriBrain goal (avoid oversupply &amp; price crash)</text:span> </text:p>
        </text:list-item>
        <text:list-item>
          <text:p text:style-name="P2">It becomes a <text:span text:style-name="Strong_20_Emphasis">classification problem</text:span> </text:p>
        </text:list-item>
      </text:list>
      <text:p text:style-name="Horizontal_20_Line"/>
      <text:h text:style-name="Heading_20_3" text:outline-level="3">Alternative (if you want regression):</text:h>
      <text:list text:style-name="L2">
        <text:list-item>
          <text:p text:style-name="P3">Predict <text:span text:style-name="Strong_20_Emphasis">price</text:span> </text:p>
        </text:list-item>
        <text:list-item>
          <text:p text:style-name="P3">Predict <text:span text:style-name="Strong_20_Emphasis">production</text:span> </text:p>
        </text:list-item>
        <text:list-item>
          <text:p text:style-name="P4">Predict <text:span text:style-name="Strong_20_Emphasis">future supply-demand gap</text:span> </text:p>
        </text:list-item>
      </text:list>
      <text:p text:style-name="Text_20_body">👉 But start with <text:span text:style-name="Strong_20_Emphasis">market_signal classification</text:span> (strongest story)</text:p>
      <text:p text:style-name="Horizontal_20_Line"/>
      <text:h text:style-name="Heading_20_1" text:outline-level="1">🧱 2. Build the final modelling table (CRITICAL STEP)</text:h>
      <text:p text:style-name="Text_20_body">Everything must become <text:span text:style-name="Strong_20_Emphasis">one dataset</text:span></text:p>
      <text:p text:style-name="Horizontal_20_Line"/>
      <text:h text:style-name="Heading_20_2" text:outline-level="2">🔗 Step 1: Start with your backbone</text:h>
      <text:p text:style-name="Text_20_body">From <text:span text:style-name="Strong_20_Emphasis">food balance dataset</text:span>:</text:p>
      <text:section text:style-name="Sect1" text:name="code-block-viewer">
        <text:p text:style-name="P5">area | item | year |</text:p>
        <text:p text:style-name="Preformatted_20_Text">production | imports | exports |</text:p>
        <text:p text:style-name="Preformatted_20_Text">supply | demand | balance |</text:p>
        <text:p text:style-name="Preformatted_20_Text">market_signal (TARGET)</text:p>
      </text:section>
      <text:p text:style-name="Horizontal_20_Line"/>
      <text:h text:style-name="Heading_20_2" text:outline-level="2"><text:soft-page-break/>🔗 Step 2: Merge crop-level data</text:h>
      <text:p text:style-name="Text_20_body">Merge with <text:span text:style-name="Strong_20_Emphasis">producer prices</text:span> on:</text:p>
      <text:section text:style-name="Sect1" text:name="Section1">
        <text:p text:style-name="P5"><text:bookmark text:name="code-block-viewer"/>area + item + year</text:p>
      </text:section>
      <text:p text:style-name="Text_20_body">Now you add:</text:p>
      <text:section text:style-name="Sect1" text:name="Section2">
        <text:p text:style-name="P5"><text:bookmark text:name="code-block-viewer Copy 1"/>price_lcu_per_tonne</text:p>
      </text:section>
      <text:p text:style-name="Horizontal_20_Line"/>
      <text:h text:style-name="Heading_20_2" text:outline-level="2">🔗 Step 3: Merge year-level datasets</text:h>
      <text:p text:style-name="Text_20_body">Merge on:</text:p>
      <text:section text:style-name="Sect1" text:name="Section3">
        <text:p text:style-name="P5"><text:bookmark text:name="code-block-viewer Copy 2"/>area + year</text:p>
      </text:section>
      <text:p text:style-name="Text_20_body">Add:</text:p>
      <text:list text:style-name="L3">
        <text:list-item>
          <text:p text:style-name="P6">fertilizer (N, P, K) </text:p>
        </text:list-item>
        <text:list-item>
          <text:p text:style-name="P6">pesticides </text:p>
        </text:list-item>
        <text:list-item>
          <text:p text:style-name="P6">CPI </text:p>
        </text:list-item>
        <text:list-item>
          <text:p text:style-name="P6">exchange rates </text:p>
        </text:list-item>
        <text:list-item>
          <text:p text:style-name="P7">macro </text:p>
        </text:list-item>
      </text:list>
      <text:p text:style-name="Text_20_body">👉 Important:<text:line-break/>These values will repeat across crops in the same year — that’s correct.</text:p>
      <text:p text:style-name="Horizontal_20_Line"/>
      <text:h text:style-name="Heading_20_2" text:outline-level="2">🔗 Step 4: Add WFP + Kamis data (VERY IMPORTANT)</text:h>
      <text:p text:style-name="Text_20_body">These are <text:span text:style-name="Strong_20_Emphasis">daily market signals</text:span></text:p>
      <text:h text:style-name="Heading_20_3" text:outline-level="3">You must aggregate them:</text:h>
      <text:p text:style-name="Text_20_body">Convert:</text:p>
      <text:section text:style-name="Sect1" text:name="Section4">
        <text:p text:style-name="P5"><text:bookmark text:name="code-block-viewer Copy 3"/>daily → yearly crop-level</text:p>
      </text:section>
      <text:p text:style-name="Text_20_body">Example features:</text:p>
      <text:section text:style-name="Sect1" text:name="Section5">
        <text:p text:style-name="P5"><text:bookmark text:name="code-block-viewer Copy 4"/>avg_price</text:p>
        <text:p text:style-name="Preformatted_20_Text">price_std (volatility)</text:p>
        <text:p text:style-name="Preformatted_20_Text">max_price</text:p>
        <text:p text:style-name="Preformatted_20_Text">min_price</text:p>
      </text:section>
      <text:p text:style-name="Text_20_body">Then merge:</text:p>
      <text:section text:style-name="Sect1" text:name="Section6">
        <text:p text:style-name="P5"><text:bookmark text:name="code-block-viewer Copy 5"/>area + item + year</text:p>
      </text:section>
      <text:p text:style-name="Horizontal_20_Line"/>
      <text:h text:style-name="Heading_20_1" text:outline-level="1"><text:soft-page-break/>🧠 3. Feature Engineering (THIS is what makes your model good)</text:h>
      <text:p text:style-name="Text_20_body">Raw columns are not enough.</text:p>
      <text:p text:style-name="Horizontal_20_Line"/>
      <text:h text:style-name="Heading_20_2" text:outline-level="2">📊 Supply-demand intelligence</text:h>
      <text:p text:style-name="Text_20_body">Create:</text:p>
      <text:section text:style-name="Sect1" text:name="Section7">
        <text:p text:style-name="P5"><text:bookmark text:name="code-block-viewer Copy 6"/>supply_demand_ratio = supply / demand</text:p>
        <text:p text:style-name="Preformatted_20_Text">net_trade = imports - exports</text:p>
      </text:section>
      <text:p text:style-name="Text_20_body">👉 These directly explain shortages/surpluses</text:p>
      <text:p text:style-name="Horizontal_20_Line"/>
      <text:h text:style-name="Heading_20_2" text:outline-level="2">💰 Price intelligence</text:h>
      <text:section text:style-name="Sect1" text:name="Section8">
        <text:p text:style-name="P5"><text:bookmark text:name="code-block-viewer Copy 7"/>price_lag_1 = last year price</text:p>
        <text:p text:style-name="Preformatted_20_Text">price_lag_2 = 2 years ago</text:p>
        <text:p text:style-name="Preformatted_20_Text">price_volatility (from WFP/Kamis)</text:p>
      </text:section>
      <text:p text:style-name="Horizontal_20_Line"/>
      <text:h text:style-name="Heading_20_2" text:outline-level="2">🌱 Input intensity</text:h>
      <text:section text:style-name="Sect1" text:name="Section9">
        <text:p text:style-name="P5"><text:bookmark text:name="code-block-viewer Copy 8"/>fertilizer_total = N + P + K</text:p>
        <text:p text:style-name="Preformatted_20_Text">pesticide_intensity = pesticides_total</text:p>
      </text:section>
      <text:p text:style-name="Horizontal_20_Line"/>
      <text:h text:style-name="Heading_20_2" text:outline-level="2">📈 Economic context</text:h>
      <text:section text:style-name="Sect1" text:name="Section10">
        <text:p text:style-name="P5"><text:bookmark text:name="code-block-viewer Copy 9"/>agri_share = agriculture_value_added / GDP</text:p>
        <text:p text:style-name="Preformatted_20_Text">real_price = price / CPI</text:p>
      </text:section>
      <text:p text:style-name="Horizontal_20_Line"/>
      <text:h text:style-name="Heading_20_2" text:outline-level="2">⏳ Time features</text:h>
      <text:section text:style-name="Sect1" text:name="Section11">
        <text:p text:style-name="P5"><text:bookmark text:name="code-block-viewer Copy 10"/>year_trend</text:p>
        <text:p text:style-name="Preformatted_20_Text">rolling_mean_production (3-year)</text:p>
      </text:section>
      <text:p text:style-name="Horizontal_20_Line"/>
      <text:h text:style-name="Heading_20_1" text:outline-level="1">⚙️ 4. Prepare data for XGBoost</text:h>
      <text:p text:style-name="Horizontal_20_Line"/>
      <text:h text:style-name="Heading_20_2" text:outline-level="2">🎯 Target variable</text:h>
      <text:section text:style-name="Sect1" text:name="Section12">
        <text:p text:style-name="P5"><text:bookmark text:name="code-block-viewer Copy 11"/><text:soft-page-break/>market_signal</text:p>
      </text:section>
      <text:p text:style-name="Text_20_body">Convert to:</text:p>
      <text:list text:style-name="L4">
        <text:list-item>
          <text:p text:style-name="P8">1 = shortage </text:p>
        </text:list-item>
        <text:list-item>
          <text:p text:style-name="P9">0 = surplus </text:p>
        </text:list-item>
      </text:list>
      <text:p text:style-name="Horizontal_20_Line"/>
      <text:h text:style-name="Heading_20_2" text:outline-level="2">🔤 Encode categorical variables</text:h>
      <text:p text:style-name="Text_20_body">Columns:</text:p>
      <text:list text:style-name="L5">
        <text:list-item>
          <text:p text:style-name="P10"><text:span text:style-name="Source_20_Text">area</text:span> </text:p>
        </text:list-item>
        <text:list-item>
          <text:p text:style-name="P11"><text:span text:style-name="Source_20_Text">item</text:span> </text:p>
        </text:list-item>
      </text:list>
      <text:p text:style-name="Text_20_body">Use:</text:p>
      <text:section text:style-name="Sect1" text:name="Section13">
        <text:p text:style-name="P5"><text:bookmark text:name="code-block-viewer Copy 12"/>from sklearn.preprocessing import LabelEncoder</text:p>
      </text:section>
      <text:p text:style-name="Horizontal_20_Line"/>
      <text:h text:style-name="Heading_20_2" text:outline-level="2">🧹 Handle missing values</text:h>
      <text:list text:style-name="L6">
        <text:list-item>
          <text:p text:style-name="P12">Fill with mean/median OR </text:p>
        </text:list-item>
        <text:list-item>
          <text:p text:style-name="P13">Leave as NaN (XGBoost can handle it) </text:p>
        </text:list-item>
      </text:list>
      <text:p text:style-name="Horizontal_20_Line"/>
      <text:h text:style-name="Heading_20_2" text:outline-level="2">⏳ Train-test split (VERY IMPORTANT)</text:h>
      <text:p text:style-name="Text_20_body">Do NOT random split.</text:p>
      <text:p text:style-name="Text_20_body">Use time-based:</text:p>
      <text:section text:style-name="Sect1" text:name="Section14">
        <text:p text:style-name="P5"><text:bookmark text:name="code-block-viewer Copy 13"/>Train: 2005–2018</text:p>
        <text:p text:style-name="Preformatted_20_Text">Test: 2019–2022</text:p>
      </text:section>
      <text:p text:style-name="Horizontal_20_Line"/>
      <text:h text:style-name="Heading_20_1" text:outline-level="1">🤖 5. Train XGBoost model</text:h>
      <text:h text:style-name="Heading_20_3" text:outline-level="3">Classification model:</text:h>
      <text:section text:style-name="Sect1" text:name="Section15">
        <text:p text:style-name="P5"><text:bookmark text:name="code-block-viewer Copy 14"/>from xgboost import XGBClassifier</text:p>
        <text:p text:style-name="Preformatted_20_Text">model = XGBClassifier(</text:p>
        <text:p text:style-name="Preformatted_20_Text"><text:s text:c="4"/>n_estimators=300,</text:p>
        <text:p text:style-name="Preformatted_20_Text"><text:s text:c="4"/>max_depth=6,</text:p>
        <text:p text:style-name="Preformatted_20_Text"><text:s text:c="4"/>learning_rate=0.05,</text:p>
        <text:p text:style-name="Preformatted_20_Text"><text:s text:c="4"/>random_state=42</text:p>
        <text:p text:style-name="Preformatted_20_Text">)</text:p>
        <text:p text:style-name="Preformatted_20_Text">model.fit(X_train, y_train)</text:p>
      </text:section>
      <text:p text:style-name="Horizontal_20_Line"/>
      <text:h text:style-name="Heading_20_1" text:outline-level="1"><text:soft-page-break/>📊 6. Evaluate model</text:h>
      <text:p text:style-name="Text_20_body">Use:</text:p>
      <text:section text:style-name="Sect1" text:name="Section16">
        <text:p text:style-name="P5"><text:bookmark text:name="code-block-viewer Copy 15"/>from sklearn.metrics import classification_report</text:p>
      </text:section>
      <text:p text:style-name="Text_20_body">Check:</text:p>
      <text:list text:style-name="L7">
        <text:list-item>
          <text:p text:style-name="P14">Accuracy </text:p>
        </text:list-item>
        <text:list-item>
          <text:p text:style-name="P14">Precision </text:p>
        </text:list-item>
        <text:list-item>
          <text:p text:style-name="P14">Recall </text:p>
        </text:list-item>
        <text:list-item>
          <text:p text:style-name="P15">F1-score </text:p>
        </text:list-item>
      </text:list>
      <text:p text:style-name="Text_20_body">👉 Focus on <text:span text:style-name="Strong_20_Emphasis">recall for shortages</text:span> (important for farmers)</text:p>
      <text:p text:style-name="Horizontal_20_Line"/>
      <text:h text:style-name="Heading_20_1" text:outline-level="1">🔍 7. Interpret results (VERY IMPORTANT FOR YOUR PROJECT)</text:h>
      <text:section text:style-name="Sect1" text:name="Section17">
        <text:p text:style-name="P5"><text:bookmark text:name="code-block-viewer Copy 16"/>model.feature_importances_</text:p>
      </text:section>
      <text:p text:style-name="Text_20_body">Or use SHAP:</text:p>
      <text:section text:style-name="Sect1" text:name="Section18">
        <text:p text:style-name="P5"><text:bookmark text:name="code-block-viewer Copy 17"/>import shap</text:p>
      </text:section>
      <text:p text:style-name="Text_20_body">👉 This answers:</text:p>
      <text:list text:style-name="L8">
        <text:list-item>
          <text:p text:style-name="P16">What causes shortages? </text:p>
        </text:list-item>
        <text:list-item>
          <text:p text:style-name="P16">Do fertilizer inputs matter? </text:p>
        </text:list-item>
        <text:list-item>
          <text:p text:style-name="P17">Does price drive supply? </text:p>
        </text:list-item>
      </text:list>
      <text:p text:style-name="Horizontal_20_Line"/>
      <text:h text:style-name="Heading_20_1" text:outline-level="1">🔁 8. How this fits into AgriBrain system</text:h>
      <text:p text:style-name="Text_20_body">Your XGBoost model becomes:</text:p>
      <text:h text:style-name="Heading_20_3" text:outline-level="3">👉 Yield / Market Intelligence Engine</text:h>
      <text:p text:style-name="Text_20_body">It feeds into the LLM:</text:p>
      <text:list text:style-name="L9">
        <text:list-item>
          <text:p text:style-name="P18">If model predicts <text:span text:style-name="Strong_20_Emphasis">shortage → recommend crop</text:span> </text:p>
        </text:list-item>
        <text:list-item>
          <text:p text:style-name="P19">If model predicts <text:span text:style-name="Strong_20_Emphasis">surplus → warn farmer</text:span> </text:p>
        </text:list-item>
      </text:list>
      <text:p text:style-name="Horizontal_20_Line"/>
      <text:h text:style-name="Heading_20_1" text:outline-level="1">🔥 9. Final Pipeline (Simple View)</text:h>
      <text:section text:style-name="Sect1" text:name="Section19">
        <text:p text:style-name="P5"><text:bookmark text:name="code-block-viewer Copy 18"/>Raw datasets</text:p>
        <text:p text:style-name="Preformatted_20_Text"><text:s text:c="3"/>↓</text:p>
        <text:p text:style-name="Preformatted_20_Text"><text:soft-page-break/>Merge into one table</text:p>
        <text:p text:style-name="Preformatted_20_Text"><text:s text:c="3"/>↓</text:p>
        <text:p text:style-name="Preformatted_20_Text">Feature engineering</text:p>
        <text:p text:style-name="Preformatted_20_Text"><text:s text:c="3"/>↓</text:p>
        <text:p text:style-name="Preformatted_20_Text">Train XGBoost</text:p>
        <text:p text:style-name="Preformatted_20_Text"><text:s text:c="3"/>↓</text:p>
        <text:p text:style-name="Preformatted_20_Text">Predict market signal</text:p>
        <text:p text:style-name="Preformatted_20_Text"><text:s text:c="3"/>↓</text:p>
        <text:p text:style-name="Preformatted_20_Text">Send results to LLM (AgriBrain)</text:p>
      </text:section>
      <text:p text:style-name="Horizontal_20_Line"/>
      <text:h text:style-name="Heading_20_1" text:outline-level="1">⚠️ Common mistakes (avoid these)</text:h>
      <text:p text:style-name="Text_20_body">❌ Training each dataset separately<text:line-break/>❌ Skipping feature engineering<text:line-break/>❌ Random train-test split<text:line-break/>❌ Ignoring time trends</text:p>
      <text:p text:style-name="Horizontal_20_Line"/>
      <text:h text:style-name="Heading_20_1" text:outline-level="1">🧠 Final Insight (THIS is your project story)</text:h>
      <text:p text:style-name="Quotations">You are not just building a model.<text:line-break/>You are building a system that <text:span text:style-name="Strong_20_Emphasis">connects supply, demand, prices, inputs, and macroeconomics to predict agricultural market outcomes.</text:span></text:p>
      <text:p text:style-name="Horizontal_20_Line"/>
      <text:h text:style-name="Heading_20_1" text:outline-level="1">👉 If you want next step</text:h>
      <text:p text:style-name="Text_20_body">I can now help you:</text:p>
      <text:list text:style-name="L10">
        <text:list-item>
          <text:p text:style-name="P20">Write the <text:span text:style-name="Strong_20_Emphasis">exact pandas merging code</text:span> </text:p>
        </text:list-item>
        <text:list-item>
          <text:p text:style-name="P20">Build a <text:span text:style-name="Strong_20_Emphasis">full notebook (end-to-end)</text:span> </text:p>
        </text:list-item>
        <text:list-item>
          <text:p text:style-name="P20">Define a <text:span text:style-name="Strong_20_Emphasis">strong problem statement + hypothesis</text:span> </text:p>
        </text:list-item>
        <text:list-item>
          <text:p text:style-name="P21">Or help you <text:span text:style-name="Strong_20_Emphasis">present this to Moringa like a top project</text:span> </text:p>
        </text:list-item>
      </text:list>
      <text:p text:style-name="Text_20_body">Just tell me 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4:48:57.720108300</meta:creation-date>
    <dc:date>2026-04-18T14:49:30.612853200</dc:date>
    <meta:editing-duration>PT40S</meta:editing-duration>
    <meta:editing-cycles>1</meta:editing-cycles>
    <meta:document-statistic meta:table-count="0" meta:image-count="0" meta:object-count="0" meta:page-count="6" meta:paragraph-count="146" meta:word-count="668" meta:character-count="4047" meta:non-whitespace-character-count="3496"/>
    <meta:generator>LibreOffice/25.8.5.2$Windows_X86_64 LibreOffice_project/9c8b85f387cc00a89945a79c9e6239f32e450ac2</meta:generator>
  </office:meta>
</office:document-meta>
</file>